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1b4" officeooo:paragraph-rsid="001cf1b4"/>
    </style:style>
    <style:style style:name="P2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rsid="001cf1b4" officeooo:paragraph-rsid="001cf1b4"/>
    </style:style>
    <style:style style:name="P3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paragraph-rsid="001cf1b4"/>
    </style:style>
    <style:style style:name="P4" style:family="paragraph" style:parent-style-name="Standard" style:list-style-name="WW8Num1">
      <style:paragraph-properties fo:line-height="97%">
        <style:tab-stops>
          <style:tab-stop style:position="0.4862in"/>
        </style:tab-stops>
      </style:paragraph-properties>
      <style:text-properties officeooo:paragraph-rsid="001ea6dc"/>
    </style:style>
    <style:style style:name="P5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paragraph-rsid="0023206a"/>
    </style:style>
    <style:style style:name="P6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paragraph-rsid="002484c0"/>
    </style:style>
    <style:style style:name="P7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paragraph-rsid="002508b6"/>
    </style:style>
    <style:style style:name="P8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paragraph-rsid="0025b32c"/>
    </style:style>
    <style:style style:name="P9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paragraph-rsid="0025daa5"/>
    </style:style>
    <style:style style:name="P10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paragraph-rsid="0025e293"/>
    </style:style>
    <style:style style:name="P11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paragraph-rsid="002624fd"/>
    </style:style>
    <style:style style:name="P12" style:family="paragraph" style:parent-style-name="Standard" style:list-style-name="WW8Num1">
      <style:paragraph-properties fo:line-height="97%"/>
      <style:text-properties officeooo:paragraph-rsid="001ea6dc"/>
    </style:style>
    <style:style style:name="P13" style:family="paragraph" style:parent-style-name="Standard">
      <style:paragraph-properties fo:line-height="0.0043in"/>
      <style:text-properties officeooo:paragraph-rsid="001cf1b4"/>
    </style:style>
    <style:style style:name="P14" style:family="paragraph" style:parent-style-name="Standard">
      <style:paragraph-properties style:line-height-at-least="0in" fo:text-align="justify" style:justify-single-word="false">
        <style:tab-stops>
          <style:tab-stop style:position="0.75in"/>
        </style:tab-stops>
      </style:paragraph-properties>
      <style:text-properties officeooo:paragraph-rsid="001cf1b4"/>
    </style:style>
    <style:style style:name="P15" style:family="paragraph" style:parent-style-name="Standard">
      <style:paragraph-properties style:line-height-at-least="0in">
        <style:tab-stops>
          <style:tab-stop style:position="0.4862in"/>
        </style:tab-stops>
      </style:paragraph-properties>
      <style:text-properties officeooo:paragraph-rsid="001cf1b4"/>
    </style:style>
    <style:style style:name="P16" style:family="paragraph" style:parent-style-name="Standard" style:list-style-name="WW8Num1">
      <style:paragraph-properties style:line-height-at-least="0in">
        <style:tab-stops>
          <style:tab-stop style:position="0.4862in"/>
        </style:tab-stops>
      </style:paragraph-properties>
      <style:text-properties officeooo:paragraph-rsid="001ea6dc"/>
    </style:style>
    <style:style style:name="P17" style:family="paragraph" style:parent-style-name="Standard" style:list-style-name="WW8Num1">
      <style:paragraph-properties style:line-height-at-least="0in"/>
      <style:text-properties officeooo:paragraph-rsid="001ea6dc"/>
    </style:style>
    <style:style style:name="P18" style:family="paragraph" style:parent-style-name="Standard">
      <style:paragraph-properties fo:line-height="0.0307in"/>
      <style:text-properties officeooo:paragraph-rsid="001cf1b4"/>
    </style:style>
    <style:style style:name="P19" style:family="paragraph" style:parent-style-name="Standard">
      <style:paragraph-properties fo:line-height="0.0252in"/>
      <style:text-properties officeooo:paragraph-rsid="001cf1b4"/>
    </style:style>
    <style:style style:name="P20" style:family="paragraph" style:parent-style-name="Standard">
      <style:paragraph-properties fo:line-height="0.0299in"/>
      <style:text-properties style:font-name="Times New Roman" fo:font-size="11pt" officeooo:paragraph-rsid="001cf1b4" style:font-name-asian="Times New Roman" style:font-size-asian="11pt" style:font-name-complex="Times New Roman"/>
    </style:style>
    <style:style style:name="P21" style:family="paragraph" style:parent-style-name="Standard">
      <style:paragraph-properties fo:line-height="0.0252in"/>
      <style:text-properties style:font-name="Times New Roman" fo:font-size="11pt" officeooo:paragraph-rsid="001cf1b4" style:font-name-asian="Times New Roman" style:font-size-asian="11pt" style:font-name-complex="Times New Roman"/>
    </style:style>
    <style:style style:name="P22" style:family="paragraph" style:parent-style-name="Standard">
      <style:paragraph-properties fo:line-height="0.0043in"/>
      <style:text-properties style:font-name="Times New Roman" fo:font-size="11pt" officeooo:paragraph-rsid="001cf1b4" style:font-name-asian="Times New Roman" style:font-size-asian="11pt" style:font-name-complex="Times New Roman"/>
    </style:style>
    <style:style style:name="P23" style:family="paragraph" style:parent-style-name="Standard">
      <style:paragraph-properties fo:line-height="97%"/>
      <style:text-properties style:font-name="Times New Roman" fo:font-size="11pt" officeooo:paragraph-rsid="001cf1b4" style:font-name-asian="Times New Roman" style:font-size-asian="11pt" style:font-name-complex="Times New Roman"/>
    </style:style>
    <style:style style:name="P24" style:family="paragraph" style:parent-style-name="Standard">
      <style:paragraph-properties fo:line-height="0.0047in"/>
      <style:text-properties style:font-name="Times New Roman" fo:font-size="11pt" officeooo:paragraph-rsid="001cf1b4" style:font-name-asian="Times New Roman" style:font-size-asian="11pt" style:font-name-complex="Times New Roman"/>
    </style:style>
    <style:style style:name="P25" style:family="paragraph" style:parent-style-name="Standard">
      <style:paragraph-properties style:line-height-at-least="0in">
        <style:tab-stops>
          <style:tab-stop style:position="0.4862in"/>
        </style:tab-stops>
      </style:paragraph-properties>
      <style:text-properties style:font-name="Times New Roman" fo:font-size="11pt" officeooo:paragraph-rsid="001cf1b4" style:font-name-asian="Times New Roman" style:font-size-asian="11pt" style:font-name-complex="Times New Roman"/>
    </style:style>
    <style:style style:name="P26" style:family="paragraph" style:parent-style-name="Standard" style:list-style-name="WW8Num1">
      <style:paragraph-properties style:line-height-at-least="0in">
        <style:tab-stops>
          <style:tab-stop style:position="0.4862in"/>
        </style:tab-stops>
      </style:paragraph-properties>
      <style:text-properties style:font-name="Times New Roman" fo:font-size="11pt" officeooo:rsid="001cf1b4" officeooo:paragraph-rsid="001ea6dc" style:font-name-asian="Times New Roman" style:font-size-asian="11pt" style:font-name-complex="Times New Roman"/>
    </style:style>
    <style:style style:name="P27" style:family="paragraph" style:parent-style-name="Standard" style:list-style-name="WW8Num1">
      <style:paragraph-properties fo:line-height="0.0008in"/>
      <style:text-properties style:font-name="Times New Roman" fo:font-size="11pt" officeooo:paragraph-rsid="001ea6dc" style:font-name-asian="Times New Roman" style:font-size-asian="11pt" style:font-name-complex="Times New Roman"/>
    </style:style>
    <style:style style:name="P28" style:family="paragraph" style:parent-style-name="Standard">
      <style:paragraph-properties fo:line-height="0.139in"/>
      <style:text-properties style:font-name="Times New Roman" fo:font-size="11pt" fo:font-weight="bold" officeooo:paragraph-rsid="001cf1b4" style:font-name-asian="Times New Roman" style:font-size-asian="11pt" style:font-weight-asian="bold" style:font-name-complex="Times New Roman"/>
    </style:style>
    <style:style style:name="P29" style:family="paragraph" style:parent-style-name="Standard">
      <style:paragraph-properties fo:line-height="0.139in"/>
      <style:text-properties style:font-name="Times New Roman" fo:font-size="11pt" fo:font-weight="bold" officeooo:rsid="001cf1b4" officeooo:paragraph-rsid="001cf1b4" style:font-name-asian="Times New Roman" style:font-size-asian="11pt" style:font-weight-asian="bold" style:font-name-complex="Times New Roman"/>
    </style:style>
    <style:style style:name="P30" style:family="paragraph" style:parent-style-name="Standard" style:list-style-name="WW8Num1">
      <style:paragraph-properties fo:line-height="97%"/>
      <style:text-properties style:font-name="Times New Roman" fo:font-size="11pt" fo:font-weight="bold" officeooo:paragraph-rsid="001ea6dc" style:font-name-asian="Times New Roman" style:font-size-asian="11pt" style:font-weight-asian="bold" style:font-name-complex="Times New Roman"/>
    </style:style>
    <style:style style:name="P31" style:family="paragraph" style:parent-style-name="Standard" style:list-style-name="WW8Num1">
      <style:paragraph-properties fo:line-height="0.0043in"/>
      <style:text-properties style:font-name="Times New Roman" fo:font-size="11pt" fo:font-weight="bold" officeooo:paragraph-rsid="001ea6dc" style:font-name-asian="Times New Roman" style:font-size-asian="11pt" style:font-weight-asian="bold" style:font-name-complex="Times New Roman"/>
    </style:style>
    <style:style style:name="P32" style:family="paragraph" style:parent-style-name="Standard" style:list-style-name="WW8Num1">
      <style:paragraph-properties fo:line-height="97%">
        <style:tab-stops>
          <style:tab-stop style:position="0.4862in"/>
        </style:tab-stops>
      </style:paragraph-properties>
      <style:text-properties style:font-name="Times New Roman" fo:font-size="11pt" fo:font-style="italic" fo:font-weight="bold" officeooo:paragraph-rsid="001ea6dc" style:font-name-asian="Times New Roman" style:font-size-asian="11pt" style:font-style-asian="italic" style:font-weight-asian="bold" style:font-name-complex="Times New Roman"/>
    </style:style>
    <style:style style:name="P33" style:family="paragraph" style:parent-style-name="Standard" style:list-style-name="WW8Num1">
      <style:paragraph-properties style:line-height-at-least="0in"/>
      <style:text-properties style:font-name="Times New Roman" fo:font-size="11pt" fo:font-style="italic" fo:font-weight="bold" officeooo:paragraph-rsid="001ea6dc" style:font-name-asian="Times New Roman" style:font-size-asian="11pt" style:font-style-asian="italic" style:font-weight-asian="bold" style:font-name-complex="Times New Roman"/>
    </style:style>
    <style:style style:name="P34" style:family="paragraph" style:parent-style-name="Standard" style:list-style-name="WW8Num1">
      <style:paragraph-properties fo:line-height="0.0043in"/>
      <style:text-properties style:font-name="Times New Roman" fo:font-size="11pt" fo:font-style="italic" fo:font-weight="bold" officeooo:paragraph-rsid="001ea6dc" style:font-name-asian="Times New Roman" style:font-size-asian="11pt" style:font-style-asian="italic" style:font-weight-asian="bold" style:font-name-complex="Times New Roman"/>
    </style:style>
    <style:style style:name="P35" style:family="paragraph" style:parent-style-name="Standard" style:list-style-name="WW8Num1">
      <style:paragraph-properties fo:line-height="0.0008in"/>
      <style:text-properties style:font-name="Times New Roman" fo:font-size="11pt" fo:font-style="italic" fo:font-weight="bold" officeooo:paragraph-rsid="001ea6dc" style:font-name-asian="Times New Roman" style:font-size-asian="11pt" style:font-style-asian="italic" style:font-weight-asian="bold" style:font-name-complex="Times New Roman"/>
    </style:style>
    <style:style style:name="P36" style:family="paragraph" style:parent-style-name="Standard" style:list-style-name="WW8Num1">
      <style:paragraph-properties fo:line-height="97%"/>
      <style:text-properties style:font-name="Times New Roman" fo:font-size="11pt" fo:font-style="italic" fo:font-weight="bold" officeooo:paragraph-rsid="001ea6dc" style:font-name-asian="Times New Roman" style:font-size-asian="11pt" style:font-style-asian="italic" style:font-weight-asian="bold" style:font-name-complex="Times New Roman" style:font-weight-complex="bold"/>
    </style:style>
    <style:style style:name="P37" style:family="paragraph" style:parent-style-name="Standard" style:list-style-name="WW8Num1">
      <style:paragraph-properties fo:line-height="97%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paragraph-rsid="001ea6dc" style:font-name-asian="Times New Roman" style:font-size-asian="11pt" style:font-style-asian="normal" style:font-weight-asian="normal" style:font-name-complex="Calibri1" style:font-weight-complex="bold" style:text-emphasize="none"/>
    </style:style>
    <style:style style:name="P38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rsid="0023206a" officeooo:paragraph-rsid="0023206a"/>
    </style:style>
    <style:style style:name="P39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rsid="002484c0" officeooo:paragraph-rsid="002484c0"/>
    </style:style>
    <style:style style:name="P40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rsid="002508b6" officeooo:paragraph-rsid="002508b6"/>
    </style:style>
    <style:style style:name="P41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rsid="0025b32c" officeooo:paragraph-rsid="0025b32c"/>
    </style:style>
    <style:style style:name="P42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rsid="0025daa5" officeooo:paragraph-rsid="0025e293"/>
    </style:style>
    <style:style style:name="P43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rsid="0025e293" officeooo:paragraph-rsid="0025e293"/>
    </style:style>
    <style:style style:name="P44" style:family="paragraph" style:parent-style-name="Standard">
      <style:paragraph-properties fo:line-height="97%">
        <style:tab-stops>
          <style:tab-stop style:position="0.4862in"/>
        </style:tab-stops>
      </style:paragraph-properties>
      <style:text-properties officeooo:rsid="002624fd" officeooo:paragraph-rsid="002624fd"/>
    </style:style>
    <style:style style:name="P45" style:family="paragraph" style:parent-style-name="Standard" style:list-style-name="WW8Num2">
      <style:paragraph-properties fo:margin-left="0.75in" fo:margin-right="0in" fo:line-height="97%" fo:text-align="justify" style:justify-single-word="false" fo:text-indent="-0.4992in" style:auto-text-indent="false">
        <style:tab-stops>
          <style:tab-stop style:position="1.5in"/>
        </style:tab-stops>
      </style:paragraph-properties>
      <style:text-properties fo:font-size="11pt" fo:font-weight="bold" officeooo:paragraph-rsid="001cf1b4" style:font-size-asian="11pt" style:font-weight-asian="bold"/>
    </style:style>
    <style:style style:name="P46" style:family="paragraph" style:parent-style-name="Standard">
      <style:paragraph-properties fo:margin-left="0.0417in" fo:margin-right="0in" fo:line-height="97%" fo:text-indent="0in" style:auto-text-indent="false"/>
      <style:text-properties style:font-name="Times New Roman" fo:font-size="11pt" officeooo:paragraph-rsid="001cf1b4" style:font-name-asian="Times New Roman" style:font-size-asian="11pt" style:font-name-complex="Times New Roman"/>
    </style:style>
    <style:style style:name="P47" style:family="paragraph" style:parent-style-name="Standard">
      <style:paragraph-properties fo:margin-left="0.0417in" fo:margin-right="0in" fo:line-height="97%" fo:text-indent="0in" style:auto-text-indent="false">
        <style:tab-stops>
          <style:tab-stop style:position="0.528in"/>
        </style:tab-stops>
      </style:paragraph-properties>
      <style:text-properties officeooo:paragraph-rsid="001cf1b4"/>
    </style:style>
    <style:style style:name="P48" style:family="paragraph" style:parent-style-name="Standard">
      <style:paragraph-properties fo:margin-left="0.0417in" fo:margin-right="0in" fo:line-height="97%" fo:text-align="center" style:justify-single-word="false" fo:text-indent="0in" style:auto-text-indent="false">
        <style:tab-stops>
          <style:tab-stop style:position="0.528in"/>
        </style:tab-stops>
      </style:paragraph-properties>
      <style:text-properties fo:font-size="15pt" officeooo:rsid="0023206a" officeooo:paragraph-rsid="0023206a" style:font-size-asian="15pt" style:font-size-complex="15pt"/>
    </style:style>
    <style:style style:name="P49" style:family="paragraph" style:parent-style-name="Standard">
      <style:paragraph-properties fo:margin-left="-0.4382in" fo:margin-right="0in" fo:line-height="97%" fo:text-align="start" style:justify-single-word="false" fo:text-indent="0in" style:auto-text-indent="false">
        <style:tab-stops>
          <style:tab-stop style:position="0.3118in"/>
        </style:tab-stops>
      </style:paragraph-properties>
      <style:text-properties officeooo:paragraph-rsid="001cf1b4"/>
    </style:style>
    <style:style style:name="P50" style:family="paragraph" style:parent-style-name="Standard">
      <style:paragraph-properties fo:margin-left="-0.25in" fo:margin-right="0in" fo:line-height="97%" fo:text-align="justify" style:justify-single-word="false" fo:text-indent="0in" style:auto-text-indent="false">
        <style:tab-stops>
          <style:tab-stop style:position="0.5in"/>
        </style:tab-stops>
      </style:paragraph-properties>
      <style:text-properties officeooo:paragraph-rsid="001cf1b4"/>
    </style:style>
    <style:style style:name="P51" style:family="paragraph" style:parent-style-name="Standard">
      <style:paragraph-properties fo:margin-left="0.5in" fo:margin-right="0in" fo:line-height="97%" fo:text-indent="0in" style:auto-text-indent="false"/>
      <style:text-properties style:font-name="Times New Roman" fo:font-size="11pt" officeooo:paragraph-rsid="001cf1b4" style:font-name-asian="Times New Roman" style:font-size-asian="11pt" style:font-name-complex="Times New Roman"/>
    </style:style>
    <style:style style:name="P52" style:family="paragraph" style:parent-style-name="Standard">
      <style:paragraph-properties fo:margin-left="0.5in" fo:margin-right="0in" fo:line-height="97%" fo:text-indent="0in" style:auto-text-indent="false"/>
      <style:text-properties fo:font-size="11pt" officeooo:paragraph-rsid="001cf1b4" style:font-size-asian="11pt"/>
    </style:style>
    <style:style style:name="P53" style:family="paragraph" style:parent-style-name="List_20_Paragraph">
      <style:text-properties officeooo:rsid="001cf1b4" officeooo:paragraph-rsid="001cf1b4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3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weight-complex="bold"/>
    </style:style>
    <style:style style:name="T4" style:family="text">
      <style:text-properties style:font-name="Times New Roman" fo:font-size="11pt" style:font-name-asian="Times New Roman" style:font-size-asian="11pt" style:font-name-complex="Times New Roman"/>
    </style:style>
    <style:style style:name="T5" style:family="text"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/>
    </style:style>
    <style:style style:name="T6" style:family="text"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weight-complex="bold"/>
    </style:style>
    <style:style style:name="T7" style:family="text">
      <style:text-properties style:font-name="Times New Roman" fo:font-size="10.5pt" style:font-name-asian="Times New Roman" style:font-size-asian="10.5pt" style:font-name-complex="Times New Roman"/>
    </style:style>
    <style:style style:name="T8" style:family="text">
      <style:text-properties fo:font-size="11pt" style:font-size-asian="11pt"/>
    </style:style>
    <style:style style:name="T9" style:family="text">
      <style:text-properties fo:font-size="11pt" fo:font-weight="bold" style:font-name-asian="Liberation Serif1" style:font-size-asian="11pt" style:font-weight-asian="bold" style:font-name-complex="Liberation Serif1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0.5pt" style:font-size-asian="10.5pt"/>
    </style:style>
    <style:style style:name="T13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f85c5" style:font-name-asian="Times New Roman" style:font-size-asian="11pt" style:font-style-asian="normal" style:font-weight-asian="normal" style:font-name-complex="Times New Roman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f85c5" style:font-size-asian="10pt" style:font-style-asian="normal" style:font-weight-asian="normal" style:font-name-complex="Times New Roman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text-emphasize="none"/>
    </style:style>
    <style:style style:name="T23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text-emphasize="none"/>
    </style:style>
    <style:style style:name="T24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Calibri1" style:text-emphasize="none"/>
    </style:style>
    <style:style style:name="T25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Calibri1" style:font-weight-complex="bold" style:text-emphasize="none"/>
    </style:style>
    <style:style style:name="T26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Calibri1" style:font-weight-complex="bold" style:text-emphasize="none"/>
    </style:style>
    <style:style style:name="T27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weight-complex="bold" style:text-emphasize="none"/>
    </style:style>
    <style:style style:name="T28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text-emphasize="none"/>
    </style:style>
    <style:style style:name="T29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weight-complex="bold" style:text-emphasize="none"/>
    </style:style>
    <style:style style:name="T30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Liberation Sans1" style:text-emphasize="none"/>
    </style:style>
    <style:style style:name="T31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Liberation Sans1" style:font-weight-complex="bold" style:text-emphasize="none"/>
    </style:style>
    <style:style style:name="T32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text-emphasize="none"/>
    </style:style>
    <style:style style:name="T33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text-emphasize="none"/>
    </style:style>
    <style:style style:name="T34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weight-complex="bold" style:text-emphasize="none"/>
    </style:style>
    <style:style style:name="T35" style:family="text">
      <style:text-properties fo:color="#000000" style:text-outline="false" style:text-line-through-style="none" style:text-line-through-type="none" style:font-name="Liberation Sans2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6" style:family="text">
      <style:text-properties fo:color="#000000" style:text-outline="false" style:text-line-through-style="none" style:text-line-through-type="none" style:font-name="Liberation Sans2" fo:font-size="11pt" fo:font-style="normal" fo:text-shadow="none" style:text-underline-style="none" fo:font-weight="normal" officeooo:rsid="001cf1b4" style:font-size-asian="11pt" style:font-style-asian="normal" style:font-weight-asian="normal" style:text-emphasize="none"/>
    </style:style>
    <style:style style:name="T37" style:family="text">
      <style:text-properties fo:color="#000000" style:text-outline="false" style:text-line-through-style="none" style:text-line-through-type="none" style:font-name="Liberation Sans2" fo:font-size="11pt" fo:font-style="normal" fo:text-shadow="none" style:text-underline-style="none" fo:font-weight="normal" officeooo:rsid="0023206a" style:font-size-asian="11pt" style:font-style-asian="normal" style:font-weight-asian="normal" style:text-emphasize="none"/>
    </style:style>
    <style:style style:name="T38" style:family="text">
      <style:text-properties fo:color="#000000" style:text-outline="false" style:text-line-through-style="none" style:text-line-through-type="none" style:font-name="Liberation Sans2" fo:font-size="11pt" fo:font-style="normal" fo:text-shadow="none" style:text-underline-style="none" fo:font-weight="normal" officeooo:rsid="002484c0" style:font-size-asian="11pt" style:font-style-asian="normal" style:font-weight-asian="normal" style:text-emphasize="none"/>
    </style:style>
    <style:style style:name="T39" style:family="text">
      <style:text-properties fo:color="#000000" style:text-outline="false" style:text-line-through-style="none" style:text-line-through-type="none" style:font-name="Liberation Sans2" fo:font-size="11pt" fo:font-style="normal" fo:text-shadow="none" style:text-underline-style="none" fo:font-weight="normal" officeooo:rsid="002508b6" style:font-size-asian="11pt" style:font-style-asian="normal" style:font-weight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Liberation Sans2" fo:font-size="11pt" fo:font-style="normal" fo:text-shadow="none" style:text-underline-style="none" fo:font-weight="normal" officeooo:rsid="0025b32c" style:font-size-asian="11pt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Liberation Sans2" fo:font-size="11pt" fo:font-style="normal" fo:text-shadow="none" style:text-underline-style="none" fo:font-weight="normal" officeooo:rsid="0025daa5" style:font-size-asian="11pt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Liberation Sans2" fo:font-size="11pt" fo:font-style="normal" fo:text-shadow="none" style:text-underline-style="none" fo:font-weight="normal" officeooo:rsid="0025e293" style:font-size-asian="11pt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Liberation Sans2" fo:font-size="11pt" fo:font-style="normal" fo:text-shadow="none" style:text-underline-style="none" fo:font-weight="normal" officeooo:rsid="002624fd" style:font-size-asian="11pt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officeooo:rsid="0023206a" style:font-size-asian="10pt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officeooo:rsid="002484c0" style:font-size-asian="10pt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officeooo:rsid="002508b6" style:font-size-asian="10pt" style:font-style-asian="normal" style:font-weight-asian="normal" style:text-emphasize="none"/>
    </style:style>
    <style:style style:name="T48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officeooo:rsid="0025daa5" style:font-size-asian="10pt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officeooo:rsid="0025e293" style:font-size-asian="10pt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officeooo:rsid="002624fd" style:font-size-asian="10pt" style:font-style-asian="normal" style:font-weight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25daa5" style:font-size-asian="11pt" style:font-style-asian="normal" style:font-weight-asian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3206a" style:font-size-asian="11pt" style:font-style-asian="normal" style:font-weight-asian="normal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Requirment:</text:p>
      <text:p text:style-name="P1"/>
      <text:list xml:id="list4249738110299023043" text:style-name="WW8Num1">
        <text:list-item>
          <text:p text:style-name="P12"><text:span text:style-name="T3">TITLE</text:span><text:span text:style-name="T4"> : User registration </text:span></text:p>
        </text:list-item>
        <text:list-item>
          <text:p text:style-name="P4"><text:span text:style-name="T3">DESC</text:span><text:span text:style-name="T1"><text:tab/></text:span><text:span text:style-name="T4">: <text:s/></text:span><text:span text:style-name="T13">The user must provide user-name, password and e-mail address. The user can choose to provide a regularly used phone number</text:span></text:p>
        </text:list-item>
        <text:list-item>
          <text:p text:style-name="P32"/>
        </text:list-item>
        <text:list-item>
          <text:p text:style-name="P12"><text:span text:style-name="T4">TITLE :</text:span><text:span text:style-name="T23">Get Suggested Contact</text:span></text:p>
        </text:list-item>
        <text:list-item>
          <text:p text:style-name="P4"><text:span text:style-name="T4">DESC: </text:span><text:span text:style-name="T30">The User Select to Sig-up with Face book account ,the application Find the user <text:tab/> <text:s text:c="11"/></text:span></text:p>
        </text:list-item>
        <text:list-item>
          <text:p text:style-name="P4"><text:span text:style-name="T32"><text:s text:c="2"/></text:span><text:span text:style-name="T30">friends who use Gm3na application and suggest </text:span><text:span text:style-name="T33">to the user to connect with them .</text:span></text:p>
        </text:list-item>
        <text:list-item>
          <text:p text:style-name="P4"/>
        </text:list-item>
        <text:list-item>
          <text:p text:style-name="P33"/>
        </text:list-item>
        <text:list-item>
          <text:p text:style-name="P34"/>
        </text:list-item>
        <text:list-item>
          <text:p text:style-name="P12"><text:span text:style-name="T3">TITLE </text:span><text:span text:style-name="T4">: </text:span><text:span text:style-name="T23">User log-in</text:span></text:p>
        </text:list-item>
        <text:list-item>
          <text:p text:style-name="P27"/>
        </text:list-item>
        <text:list-item>
          <text:p text:style-name="P16"><text:span text:style-name="T3">DESC</text:span><text:span text:style-name="T1"><text:tab/></text:span><text:span text:style-name="T7">:</text:span><text:span text:style-name="T13">Given that a user has registered or select to login through the Facebook , then the user should be able to log in to Gm3na web site </text:span></text:p>
        </text:list-item>
        <text:list-item>
          <text:p text:style-name="P16"/>
        </text:list-item>
        <text:list-item>
          <text:p text:style-name="P33"><text:s/></text:p>
        </text:list-item>
        <text:list-item>
          <text:p text:style-name="P12"><text:span text:style-name="T3">TITLE</text:span><text:span text:style-name="T4"> : <text:s/></text:span><text:span text:style-name="T23">Retrieve password</text:span></text:p>
        </text:list-item>
        <text:list-item>
          <text:p text:style-name="P16"><text:span text:style-name="T3">DESC</text:span><text:span text:style-name="T1"><text:tab/></text:span><text:span text:style-name="T7">: </text:span><text:span text:style-name="T19">Given that a user has registered, then the user should be able to retrieve his/her password by e-mail.</text:span></text:p>
        </text:list-item>
        <text:list-item>
          <text:p text:style-name="P33"/>
        </text:list-item>
        <text:list-item>
          <text:p text:style-name="P35"/>
        </text:list-item>
        <text:list-item>
          <text:p text:style-name="P12"><text:span text:style-name="T17">TITLE</text:span><text:span text:style-name="T13"> :</text:span><text:span text:style-name="T24">Select Action</text:span></text:p>
        </text:list-item>
        <text:list-item>
          <text:p text:style-name="P12"><text:span text:style-name="T2"><text:s text:c="3"/>DESC:</text:span><text:span text:style-name="T20">Given that a user is logged in to the gm3na web application, then the first page that is shown should be th</text:span><text:span text:style-name="T21">e</text:span><text:span text:style-name="T13"> <text:s/>Action Selection Page. The user should be able to Choice the type of action he/she need to</text:span><text:span text:style-name="T14">t</text:span><text:span text:style-name="T13">ake,</text:span><text:span text:style-name="T16">according to the type the application will response and redirect to the action. The action Types <text:s text:c="10"/></text:span></text:p>
        </text:list-item>
        <text:list-item>
          <text:p text:style-name="P12"><text:span text:style-name="T13"><text:s text:c="6"/></text:span><text:span text:style-name="T16">are find <text:s/>event , create new event rate the past event <text:s/>or upload photo or video .</text:span></text:p>
        </text:list-item>
        <text:list-item>
          <text:p text:style-name="P12"/>
        </text:list-item>
        <text:list-item>
          <text:p text:style-name="P36"/>
        </text:list-item>
        <text:list-item>
          <text:p text:style-name="P12"><text:span text:style-name="T17">TITLE</text:span><text:span text:style-name="T13"> :</text:span><text:span text:style-name="T23">add New Event</text:span></text:p>
        </text:list-item>
        <text:list-item>
          <text:p text:style-name="P12"><text:span text:style-name="T18">DESC: </text:span><text:span text:style-name="T33">the User Must Provide Location ,Category , Sub category ,Name ( suggest Name ) <text:s text:c="2"/>[ City ,Category ] ,Description ( min length ) ,Date Time ( support recurring Events ) <text:s text:c="3"/>,Members ,Past members.</text:span></text:p>
        </text:list-item>
        <text:list-item>
          <text:p text:style-name="P36"/>
        </text:list-item>
        <text:list-item>
          <text:p text:style-name="P12"><text:span text:style-name="T17">TITLE</text:span><text:span text:style-name="T13"> :</text:span><text:span text:style-name="T24">Add Member To event</text:span></text:p>
        </text:list-item>
        <text:list-item>
          <text:p text:style-name="P12"><text:span text:style-name="T26">DESC</text:span><text:span text:style-name="T24">: </text:span><text:span text:style-name="T30">the user select one or more from his/her connected members to suggest adding to the event.</text:span></text:p>
        </text:list-item>
        <text:list-item>
          <text:p text:style-name="P36"/>
        </text:list-item>
        <text:list-item>
          <text:p text:style-name="P12"><text:span text:style-name="T17">TITLE</text:span><text:span text:style-name="T13"> :</text:span><text:span text:style-name="T24">Track Event status</text:span></text:p>
        </text:list-item>
        <text:list-item>
          <text:p text:style-name="P12"><text:span text:style-name="T24"><text:tab/> <text:s text:c="4"/>DESC: </text:span><text:span text:style-name="T30">the event creator Receive Notification when new member joined the event or when new <text:tab/> <text:s text:c="16"/>photo or video is uploaded.</text:span></text:p>
        </text:list-item>
        <text:list-item>
          <text:p text:style-name="P36"/>
        </text:list-item>
        <text:list-item>
          <text:p text:style-name="P12"><text:span text:style-name="T17">TITLE</text:span><text:span text:style-name="T15"> :</text:span><text:span text:style-name="T23">Show latest Events </text:span></text:p>
        </text:list-item>
        <text:list-item>
          <text:p text:style-name="P12"><text:span text:style-name="T25"><text:tab/> <text:s text:c="4"/></text:span><text:span text:style-name="T26">DESC</text:span><text:span text:style-name="T25">: </text:span><text:span text:style-name="T33">after login the user see on his profile <text:s/>both upcoming <text:s/>event i <text:s/>or latest events from his <text:tab/><text:tab/>favorite categories</text:span></text:p>
        </text:list-item>
        <text:list-item>
          <text:p text:style-name="P36"/>
        </text:list-item>
        <text:list-item>
          <text:p text:style-name="P12"><text:span text:style-name="T17">TITLE</text:span><text:span text:style-name="T15"> :</text:span><text:span text:style-name="T25">attend event </text:span></text:p>
        </text:list-item>
        <text:list-item>
          <text:p text:style-name="P12"><text:span text:style-name="T25"><text:tab/><text:tab/></text:span><text:span text:style-name="T26">Desc</text:span><text:span text:style-name="T25">: </text:span><text:span text:style-name="T31">the user select an event action " going " ; the user will be added to attends list of the <text:tab/><text:tab/><text:tab/>event .</text:span></text:p>
        </text:list-item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  <text:list-item>
          <text:p text:style-name="P12"><text:span text:style-name="T17">TITLE</text:span><text:span text:style-name="T15"> :</text:span><text:span text:style-name="T25">Notifications </text:span></text:p>
        </text:list-item>
        <text:list-item>
          <text:p text:style-name="P12"><text:span text:style-name="T25"><text:s text:c="2"/></text:span><text:span text:style-name="T26">DESC</text:span><text:span text:style-name="T25">: </text:span><text:span text:style-name="T31">the user shall get <text:s/>notification and reminder about the upcoming event <text:s/>for his favorite <text:s text:c="2"/>categories,when someone follow him ,when event has updates.</text:span></text:p>
        </text:list-item>
        <text:list-item>
          <text:p text:style-name="P36"><text:soft-page-break/></text:p>
        </text:list-item>
        <text:list-item>
          <text:p text:style-name="P12"><text:span text:style-name="T17">TITLE</text:span><text:span text:style-name="T15"> :</text:span><text:span text:style-name="T25">Share Photos / Videos </text:span></text:p>
        </text:list-item>
        <text:list-item>
          <text:p text:style-name="P12"><text:span text:style-name="T26">DESC</text:span><text:span text:style-name="T25">: </text:span><text:span text:style-name="T31">the user provide a photo or video to upload related to an attended event .</text:span></text:p>
        </text:list-item>
        <text:list-item>
          <text:p text:style-name="P12"/>
        </text:list-item>
        <text:list-item>
          <text:p text:style-name="P12"><text:span text:style-name="T17">TITLE</text:span><text:span text:style-name="T15"> :</text:span><text:span text:style-name="T25">Browse Members</text:span></text:p>
        </text:list-item>
        <text:list-item>
          <text:p text:style-name="P12"><text:span text:style-name="T26">DESC</text:span><text:span text:style-name="T25">:</text:span><text:span text:style-name="T31">the user shall be <text:s/>able to search other users account and follow them.</text:span></text:p>
        </text:list-item>
        <text:list-item>
          <text:p text:style-name="P12"/>
        </text:list-item>
        <text:list-item>
          <text:p text:style-name="P36"/>
        </text:list-item>
        <text:list-item>
          <text:p text:style-name="P12"><text:span text:style-name="T17">TITLE</text:span><text:span text:style-name="T15"> :</text:span><text:span text:style-name="T25">View event Review</text:span></text:p>
        </text:list-item>
        <text:list-item>
          <text:p text:style-name="P12"><text:span text:style-name="T26">DESC</text:span><text:span text:style-name="T25">: </text:span><text:span text:style-name="T31">the user shall be able to select an event to view its reviews .</text:span></text:p>
        </text:list-item>
        <text:list-item>
          <text:p text:style-name="P36"/>
        </text:list-item>
        <text:list-item>
          <text:p text:style-name="P12"><text:span text:style-name="T17">TITLE</text:span><text:span text:style-name="T15"> :</text:span><text:span text:style-name="T22">  </text:span><text:span text:style-name="T28">Ask for feedback</text:span></text:p>
        </text:list-item>
        <text:list-item>
          <text:p text:style-name="P12"><text:span text:style-name="T29">DESC</text:span><text:span text:style-name="T28">: </text:span><text:span text:style-name="T33">After Event is occurred participant shall be asked to provide his <text:s/>feedback .</text:span></text:p>
        </text:list-item>
        <text:list-item>
          <text:p text:style-name="P36"/>
        </text:list-item>
        <text:list-item>
          <text:p text:style-name="P12"><text:span text:style-name="T17">TITLE</text:span><text:span text:style-name="T15"> :</text:span><text:span text:style-name="T22"> </text:span><text:span text:style-name="T23">Rank <text:s/>Members / event</text:span></text:p>
        </text:list-item>
        <text:list-item>
          <text:p text:style-name="P12"><text:span text:style-name="T27">DESC</text:span><text:span text:style-name="T23">: </text:span><text:span text:style-name="T33">during the event feedback the user shall provide a rand out of 5 for the event , member <text:s/>get their rand as an average of their events .</text:span></text:p>
        </text:list-item>
        <text:list-item>
          <text:p text:style-name="P36"/>
        </text:list-item>
        <text:list-item>
          <text:p text:style-name="P12"><text:span text:style-name="T17">TITLE</text:span><text:span text:style-name="T15"> :</text:span><text:span text:style-name="T22"> </text:span><text:span text:style-name="T23">Open Discussion <text:s/></text:span></text:p>
        </text:list-item>
        <text:list-item>
          <text:p text:style-name="P12"><text:span text:style-name="T23"><text:s/></text:span><text:span text:style-name="T27">DESC</text:span><text:span text:style-name="T23">:</text:span><text:span text:style-name="T33">the user shall be able to open a discussion about any event and will provide a question or comment .</text:span></text:p>
        </text:list-item>
        <text:list-item>
          <text:p text:style-name="P12"/>
        </text:list-item>
        <text:list-item>
          <text:p text:style-name="P12"><text:span text:style-name="T17">TITLE</text:span><text:span text:style-name="T15"> :</text:span><text:span text:style-name="T22"> </text:span><text:span text:style-name="T23">Join Discussion <text:s/></text:span></text:p>
        </text:list-item>
        <text:list-item>
          <text:p text:style-name="P12"><text:span text:style-name="T33"><text:s/></text:span><text:span text:style-name="T34">DESC</text:span><text:span text:style-name="T33">: the user select a discussion of an event to join , the user can either view post comment and be able to add new one .</text:span></text:p>
        </text:list-item>
        <text:list-item>
          <text:p text:style-name="P12"/>
        </text:list-item>
        <text:list-item>
          <text:p text:style-name="P12"><text:span text:style-name="T17">TITLE</text:span><text:span text:style-name="T15"> :</text:span><text:span text:style-name="T22"> </text:span><text:span text:style-name="T23">Add sponsors </text:span></text:p>
        </text:list-item>
        <text:list-item>
          <text:p text:style-name="P12"><text:span text:style-name="T27">DESC</text:span><text:span text:style-name="T23">: </text:span><text:span text:style-name="T33">add event’s sponsor.</text:span></text:p>
        </text:list-item>
        <text:list-item>
          <text:p text:style-name="P12"/>
        </text:list-item>
        <text:list-item>
          <text:p text:style-name="P12"><text:span text:style-name="T17">TITLE</text:span><text:span text:style-name="T15"> :</text:span><text:span text:style-name="T22">  </text:span><text:span text:style-name="T28">Report Event </text:span></text:p>
        </text:list-item>
        <text:list-item>
          <text:p text:style-name="P12"><text:span text:style-name="T28">DESC: </text:span><text:span text:style-name="T33">the user select to report event , defined reporting list shall be filled .</text:span></text:p>
        </text:list-item>
        <text:list-item>
          <text:p text:style-name="P12"/>
        </text:list-item>
        <text:list-item>
          <text:p text:style-name="P12"><text:span text:style-name="T17">TITLE</text:span><text:span text:style-name="T15"> :</text:span><text:span text:style-name="T22">  </text:span><text:span text:style-name="T28">add advertisement.</text:span></text:p>
        </text:list-item>
        <text:list-item>
          <text:p text:style-name="P37">DESC: <text:s/>advertisement appear from time to time .</text:p>
        </text:list-item>
        <text:list-item>
          <text:p text:style-name="P30"/>
        </text:list-item>
        <text:list-item>
          <text:p text:style-name="P31"/>
        </text:list-item>
        <text:list-item>
          <text:p text:style-name="P17"><text:span text:style-name="T3">TITLE</text:span><text:span text:style-name="T4"> : View event data </text:span></text:p>
        </text:list-item>
        <text:list-item>
          <text:p text:style-name="P17"><text:span text:style-name="T3">DESC</text:span><text:span text:style-name="T4">: the data for the event(location , duration, people join that event, description,photos and videos).</text:span></text:p>
        </text:list-item>
        <text:list-item>
          <text:p text:style-name="P26"/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>Non function requirment :</text:p>
      <text:p text:style-name="P53"/>
      <text:p text:style-name="P53"/>
      <text:list xml:id="list4308335527504216583" text:style-name="WW8Num2">
        <text:list-header>
          <text:p text:style-name="P45">Prominent application feature</text:p>
        </text:list-header>
      </text:list>
      <text:p text:style-name="P3"><text:span text:style-name="T8">TITLE</text:span><text:span text:style-name="T1"><text:tab/></text:span><text:span text:style-name="T8">: Prominent feature</text:span></text:p>
      <text:p text:style-name="P3"><text:span text:style-name="T8">DESC</text:span><text:span text:style-name="T1"><text:tab/></text:span><text:span text:style-name="T8">: The website system should be prominent and easy to find for the user. In order to for a user to find any feature easily.</text:span></text:p>
      <text:p text:style-name="P13"/>
      <text:p text:style-name="P14"><text:span text:style-name="T9"><text:s text:c="3"/></text:span><text:span text:style-name="T10"><text:s text:c="2"/>Response time</text:span></text:p>
      <text:p text:style-name="P18"/>
      <text:p text:style-name="P19"/>
      <text:p text:style-name="P20"/>
      <text:p text:style-name="P46">SCALE: The response time of a get data</text:p>
      <text:p text:style-name="P21"/>
      <text:p text:style-name="P21"/>
      <text:p text:style-name="P21"/>
      <text:p text:style-name="P49"><text:span text:style-name="T2"><text:s text:c="8"/></text:span><text:span text:style-name="T10">Security</text:span></text:p>
      <text:p text:style-name="P3"><text:span text:style-name="T8">TAG</text:span><text:span text:style-name="T1"><text:tab/></text:span><text:span text:style-name="T8">: UserCreateAccountSecurity</text:span></text:p>
      <text:p text:style-name="P22"/>
      <text:p text:style-name="P15"><text:span text:style-name="T4">DESC </text:span><text:span text:style-name="T8">: The security of creating account for users of the system. If a user wants to create an account and the desired user name is occupied, the user should be asked to choose a different user name.</text:span></text:p>
      <text:p text:style-name="P23"/>
      <text:p text:style-name="P50"><text:span text:style-name="T2"><text:s/></text:span><text:span text:style-name="T10">Maintainability</text:span></text:p>
      <text:p text:style-name="P28"/>
      <text:p text:style-name="P23">TITLE : Application extendibility</text:p>
      <text:p text:style-name="P15"><text:span text:style-name="T4">DESC</text:span><text:span text:style-name="T1"><text:tab/></text:span><text:span text:style-name="T7">: The application should be easy to extend. The code should be written in a way that it favors</text:span></text:p>
      <text:p text:style-name="P51">implementation of new functions. In order for future functions to be implemented easily to the application.</text:p>
      <text:p text:style-name="P24"/>
      <text:p text:style-name="P25"/>
      <text:p text:style-name="P29">Testing </text:p>
      <text:p text:style-name="P3"><text:span text:style-name="T8">TITLE</text:span><text:span text:style-name="T1"><text:tab/></text:span><text:span text:style-name="T8">: Application testability</text:span></text:p>
      <text:p text:style-name="P3"><text:bookmark text:name="page16"/><text:span text:style-name="T8">DESC</text:span><text:span text:style-name="T1"><text:tab/></text:span><text:span text:style-name="T12">: Test environments should be built for the application to allow testing of the applications different</text:span></text:p>
      <text:p text:style-name="P52">functions.</text:p>
      <text:p text:style-name="P47"><text:span text:style-name="T8"/></text:p>
      <text:p text:style-name="P47"><text:span text:style-name="T8"/></text:p>
      <text:p text:style-name="P47"><text:span text:style-name="T8"/></text:p>
      <text:p text:style-name="P47"><text:span text:style-name="T8"/></text:p>
      <text:p text:style-name="P48">User story</text:p>
      <text:p text:style-name="P5"><text:span text:style-name="T36">FR-User-001 <text:s text:c="9"/></text:span><text:span text:style-name="T44">User registration <text:s text:c="2"/></text:span></text:p>
      <text:p text:style-name="P5"><text:span text:style-name="T45">1</text:span><text:span text:style-name="T44">-</text:span><text:span text:style-name="T53">The user must provide user-name, password and e-mail address. The user can choose to provide a regularly used phone number.</text:span></text:p>
      <text:p text:style-name="P5"><text:span text:style-name="T54">2-</text:span><text:span text:style-name="T35">The User select the type of Registration Either Application Or Register With Face Book account</text:span></text:p>
      <text:p text:style-name="P38"><text:span text:style-name="T53"/></text:p>
      <text:p text:style-name="P5"><text:span text:style-name="T37">FR-User-002 <text:s text:c="9"/></text:span><text:span text:style-name="T44">Get Suggested Contact</text:span></text:p>
      <text:p text:style-name="P5"><text:span text:style-name="T37">1- </text:span><text:span text:style-name="T35">The User Select to </text:span><text:span text:style-name="T38">Sig up</text:span><text:span text:style-name="T35"> with Face book account ; the application Find the user friends who use Gam</text:span><text:span text:style-name="T37">3</text:span><text:span text:style-name="T35">na </text:span><text:span text:style-name="T38">application</text:span><text:span text:style-name="T35"> and suggest to the user c</text:span><text:span text:style-name="T38">o</text:span><text:span text:style-name="T35">nnect with them .</text:span></text:p>
      <text:p text:style-name="P5"><text:span text:style-name="T35"/></text:p>
      <text:p text:style-name="P5"><text:span text:style-name="T35">FR-User-003 <text:s text:c="9"/></text:span><text:span text:style-name="T44">User log-in</text:span></text:p>
      <text:p text:style-name="P6"><text:span text:style-name="T46">1-</text:span><text:span text:style-name="T53">Given that a user has registered or select to login though the Facebook , then the user should be able to log in to Gm3na web site .</text:span></text:p>
      <text:p text:style-name="P39"><text:span text:style-name="T44"/></text:p>
      <text:p text:style-name="P6"><text:span text:style-name="T38">FR-User-004 <text:s text:c="6"/></text:span><text:span text:style-name="T44">Retrieve password</text:span></text:p>
      <text:p text:style-name="P6"><text:span text:style-name="T38">1)</text:span><text:span text:style-name="T55">Given that a user has registered, then the user should be able to retrieve his/her password by e-mail.</text:span></text:p>
      <text:p text:style-name="P39"><text:span text:style-name="T35"/></text:p>
      <text:p text:style-name="P39"><text:span text:style-name="T35"/></text:p>
      <text:p text:style-name="P6"><text:span text:style-name="T38">FR-User-005 <text:s text:c="4"/></text:span><text:span text:style-name="T44">Select Action</text:span></text:p>
      <text:p text:style-name="P6"><text:span text:style-name="T38">1)</text:span><text:span text:style-name="T55">Given that a user is logged in to the gm3na web application, then the first page that is shown should be the</text:span></text:p>
      <text:p text:style-name="P6"><text:span text:style-name="T53">Action Selection Page. The user should be able to Choice the type of action he/she need to take,according to the type the application will response and redirect to the action. The action Types are find event , create new event rate the past event <text:s/>or upload photo or video .In order for a user select an action to take .</text:span></text:p>
      <text:p text:style-name="P39"><text:soft-page-break/><text:span text:style-name="T35"/></text:p>
      <text:p text:style-name="P6"><text:span text:style-name="T38">FR-User-006 <text:s text:c="7"/></text:span><text:span text:style-name="T44">add New Event</text:span></text:p>
      <text:p text:style-name="P7"><text:span text:style-name="T39">1)</text:span><text:span text:style-name="T35">the User Must Provide Location ,Category , Sup category ,Name ( suggest Name ) [ City , Category ] ,Description ( min length ) ,Date Time ( support recurring Events ) ,Members ,Past members</text:span></text:p>
      <text:p text:style-name="P40"><text:span text:style-name="T35"/></text:p>
      <text:p text:style-name="P7"><text:span text:style-name="T39">FR-User-007 <text:s text:c="7"/></text:span><text:span text:style-name="T44">Add </text:span><text:span text:style-name="T47">Member</text:span><text:span text:style-name="T44"> To event</text:span></text:p>
      <text:p text:style-name="P7"><text:span text:style-name="T47">1)</text:span><text:span text:style-name="T35">the user select one or more from his/</text:span><text:span text:style-name="T39">her</text:span><text:span text:style-name="T35"> connected members to suggest adding to the event </text:span></text:p>
      <text:p text:style-name="P40"><text:span text:style-name="T44"/></text:p>
      <text:p text:style-name="P40"><text:span text:style-name="T44"/></text:p>
      <text:p text:style-name="P7"><text:span text:style-name="T39">FR-User-008 </text:span><text:span text:style-name="T47"><text:s text:c="28"/></text:span><text:span text:style-name="T44">Track Event status</text:span></text:p>
      <text:p text:style-name="P7"><text:span text:style-name="T47">1)</text:span><text:span text:style-name="T39">the event own <text:s/>user Receive Notification when new member joined the event or when new photo or video is uploaded</text:span></text:p>
      <text:p text:style-name="P7"><text:span text:style-name="T47"><text:s text:c="11"/></text:span></text:p>
      <text:p text:style-name="P7"><text:span text:style-name="T47"><text:tab/></text:span><text:span text:style-name="T39">FR-User-009</text:span><text:span text:style-name="T47"><text:tab/><text:tab/><text:tab/><text:tab/><text:tab/>Show latest Events </text:span></text:p>
      <text:p text:style-name="P7"><text:span text:style-name="T47"/></text:p>
      <text:p text:style-name="P7"><text:span text:style-name="T47">1)</text:span><text:span text:style-name="T39">after login the user view a least of both upcoming <text:s/>joined event or latest events from his favorite categories</text:span></text:p>
      <text:p text:style-name="P7"><text:span text:style-name="T47"/></text:p>
      <text:p text:style-name="P8"><text:span text:style-name="T39">FR-User-010<text:tab/><text:tab/></text:span><text:span text:style-name="T47">attend event </text:span></text:p>
      <text:p text:style-name="P8"><text:span text:style-name="T39">1</text:span><text:span text:style-name="T40">)</text:span><text:span text:style-name="T35">the user select an event action " attend " ; the user will be added to </text:span><text:span text:style-name="T41">attends</text:span><text:span text:style-name="T35"> list of the event </text:span></text:p>
      <text:p text:style-name="P41"><text:span text:style-name="T35"/></text:p>
      <text:p text:style-name="P9"><text:span text:style-name="T39">FR-User-01</text:span><text:span text:style-name="T41">1<text:tab/><text:tab/></text:span><text:span text:style-name="T48">s</text:span><text:span text:style-name="T51">ent Messages</text:span></text:p>
      <text:p text:style-name="P9"><text:span text:style-name="T51"/></text:p>
      <text:p text:style-name="P9"><text:span text:style-name="T52">1)</text:span><text:span text:style-name="T35">the user select to sent a message , the user type the message body , and determine the </text:span><text:span text:style-name="T41">recipient</text:span><text:span text:style-name="T35"> , the message shall be sent to the </text:span><text:span text:style-name="T41">recipient</text:span><text:span text:style-name="T35"> list .</text:span></text:p>
      <text:p text:style-name="P9"><text:span text:style-name="T35"/></text:p>
      <text:p text:style-name="P9"><text:span text:style-name="T35"><text:tab/><text:tab/><text:tab/><text:tab/><text:tab/></text:span></text:p>
      <text:p text:style-name="P9"><text:span text:style-name="T39">FR-User-01</text:span><text:span text:style-name="T41">2 <text:s text:c="10"/></text:span><text:span text:style-name="T48">Notifications</text:span></text:p>
      <text:p text:style-name="P10"><text:span text:style-name="T48">1</text:span><text:span text:style-name="T49">)</text:span><text:span text:style-name="T35">the user shall get a notification and reminder about the event all all its updates </text:span></text:p>
      <text:p text:style-name="P43"><text:span text:style-name="T44"/></text:p>
      <text:p text:style-name="P10"><text:span text:style-name="T39">FR-User-01</text:span><text:span text:style-name="T42">3<text:tab/><text:tab/></text:span><text:span text:style-name="T49">Share Photos / Videos ( share with Instagram )</text:span></text:p>
      <text:p text:style-name="P10"><text:span text:style-name="T49">1)</text:span><text:span text:style-name="T35">the user must provide a photo or </text:span><text:span text:style-name="T42">video</text:span><text:span text:style-name="T35"> to upload related to an attended event , the user provide his instgram account detail in order to share in instrgram </text:span></text:p>
      <text:p text:style-name="P43"><text:span text:style-name="T44"/></text:p>
      <text:p text:style-name="P11"><text:span text:style-name="T39">FR-User-01</text:span><text:span text:style-name="T43">4</text:span><text:span text:style-name="T42"><text:tab/><text:tab/><text:tab/><text:tab/><text:tab/><text:tab/></text:span><text:span text:style-name="T49">Browse Members</text:span></text:p>
      <text:p text:style-name="P11"><text:span text:style-name="T49"/></text:p>
      <text:p text:style-name="P11"><text:span text:style-name="T49">1</text:span><text:span text:style-name="T50">)</text:span><text:span text:style-name="T35">the user shall be <text:s/>able to brows other users account and select to add any to his netword ; then adding </text:span><text:span text:style-name="T43">request</text:span><text:span text:style-name="T35"> will be sent .</text:span></text:p>
      <text:p text:style-name="P44"><text:span text:style-name="T44"/></text:p>
      <text:p text:style-name="P44"><text:span text:style-name="T44"/></text:p>
      <text:p text:style-name="P11"><text:span text:style-name="T39">FR-User-01</text:span><text:span text:style-name="T43">5 <text:s text:c="4"/><text:tab/><text:tab/><text:tab/><text:tab/></text:span><text:span text:style-name="T44">View event Review</text:span></text:p>
      <text:p text:style-name="P44"><text:span text:style-name="T35">the user shall be able to select an event to view its reviews </text:span></text:p>
      <text:p text:style-name="P44"><text:span text:style-name="T35"><text:tab/><text:tab/><text:tab/><text:tab/><text:tab/><text:tab/><text:tab/></text:span></text:p>
      <text:p text:style-name="P11"><text:span text:style-name="T39">FR-User-01</text:span><text:span text:style-name="T43">6<text:tab/><text:tab/><text:tab/><text:tab/></text:span><text:span text:style-name="T51">Ask for feedback</text:span></text:p>
      <text:p text:style-name="P11"><text:span text:style-name="T51"/></text:p>
      <text:p text:style-name="P11"><text:span text:style-name="T35">After Event is </text:span><text:span text:style-name="T43">occurred</text:span><text:span text:style-name="T35"> </text:span><text:span text:style-name="T43">participant</text:span><text:span text:style-name="T35"> shall be asked to provide a feedback </text:span></text:p>
      <text:p text:style-name="P11"><text:span text:style-name="T35"/></text:p>
      <text:p text:style-name="P11"><text:span text:style-name="T51"/></text:p>
      <text:p text:style-name="P11"><text:span text:style-name="T39">FR-User-01</text:span><text:span text:style-name="T43">7<text:tab/><text:tab/></text:span><text:span text:style-name="T44">Rank <text:s/>Members / event</text:span></text:p>
      <text:p text:style-name="P44"><text:span text:style-name="T35">during the event feedback the user shall provide a rand out of 5 for the event <text:s/>member get their rand as an average of their events </text:span></text:p>
      <text:p text:style-name="P44"><text:span text:style-name="T35"/></text:p>
      <text:p text:style-name="P44"><text:span text:style-name="T35"/></text:p>
      <text:p text:style-name="P44"><text:span text:style-name="T35"/></text:p>
      <text:p text:style-name="P11"><text:span text:style-name="T39">FR-User-01</text:span><text:span text:style-name="T43">8<text:tab/><text:tab/></text:span><text:span text:style-name="T44">Open Discussion <text:s/></text:span></text:p>
      <text:p text:style-name="P44"><text:span text:style-name="T35">the user shall be able to open a discussion about any event and will provide a question or comment </text:span></text:p>
      <text:p text:style-name="P44"><text:span text:style-name="T35"/></text:p>
      <text:p text:style-name="P44"><text:span text:style-name="T35"/></text:p>
      <text:p text:style-name="P44"><text:soft-page-break/><text:span text:style-name="T35"/></text:p>
      <text:p text:style-name="P11"><text:span text:style-name="T39">FR-User-01</text:span><text:span text:style-name="T43">9<text:tab/><text:tab/></text:span><text:span text:style-name="T44">Join Discussion <text:s/></text:span></text:p>
      <text:p text:style-name="P44"><text:span text:style-name="T35">the user select a discussion of an event to join , the user can either view post comment and be able to add new one .</text:span></text:p>
      <text:p text:style-name="P44"><text:span text:style-name="T35"/></text:p>
      <text:p text:style-name="P44"><text:span text:style-name="T35"/></text:p>
      <text:p text:style-name="P44"><text:span text:style-name="T35"/></text:p>
      <text:p text:style-name="P11"><text:span text:style-name="T39">FR-User-0</text:span><text:span text:style-name="T43">20<text:tab/><text:tab/><text:tab/></text:span><text:span text:style-name="T44">Add sponsors </text:span></text:p>
      <text:p text:style-name="P44"><text:span text:style-name="T35">when the user create new event , the user has the option to add new sponsor , an auto-complete list of sponsor shall be displayed upon user tying </text:span></text:p>
      <text:p text:style-name="P44"><text:span text:style-name="T35"/></text:p>
      <text:p text:style-name="P44"><text:span text:style-name="T35"/></text:p>
      <text:p text:style-name="P44"><text:span text:style-name="T35"/></text:p>
      <text:p text:style-name="P44"><text:span text:style-name="T35"/></text:p>
      <text:p text:style-name="P11"><text:span text:style-name="T39">FR-User-0</text:span><text:span text:style-name="T43">21<text:tab/><text:tab/></text:span><text:span text:style-name="T56"> </text:span><text:span text:style-name="T51">Report Event <text:s/></text:span></text:p>
      <text:p text:style-name="P44"><text:span text:style-name="T35">the user select to report event , a predefined reporting list shall be filled .</text:span></text:p>
      <text:p text:style-name="P44"><text:span text:style-name="T35"/></text:p>
      <text:p text:style-name="P42"><text:span text:style-name="T42"/></text:p>
      <text:p text:style-name="P42"/>
      <text:p text:style-name="P9"><text:span text:style-name="T47"><text:tab/></text:span></text:p>
      <text:p text:style-name="P7"><text:span text:style-name="T47"/></text:p>
      <text:p text:style-name="P40"><text:span text:style-name="T35"/></text:p>
      <text:p text:style-name="P40"><text:span text:style-name="T35"/></text:p>
      <text:p text:style-name="P40"><text:span text:style-name="T35"/></text:p>
      <text:p text:style-name="P39"><text:span text:style-name="T35"/></text:p>
      <text:p text:style-name="P39"><text:span text:style-name="T44"/></text:p>
      <text:p text:style-name="P5"><text:span text:style-name="T35"/></text:p>
      <text:p text:style-name="P5"/>
      <text:p text:style-name="P38"><text:span text:style-name="T35"/></text:p>
      <text:p text:style-name="P38"><text:span text:style-name="T53"/></text:p>
      <text:p text:style-name="P3"><text:span text:style-name="T44"/></text:p>
      <text:p text:style-name="P2"><text:span text:style-name="T35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true" fo:line-height="105%" fo:text-indent="0in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WW8Num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Wingdings" fo:font-family="Wingdings" style:font-pitch="variable" style:font-charset="x-symbol" style:font-name-complex="Arial" style:font-family-complex="Arial" style:font-family-generic-complex="swiss" style:font-pitch-complex="variable"/>
    </style:style>
    <style:style style:name="WW8Num1z6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3z0" style:family="text">
      <style:text-properties style:font-name="Symbol1" fo:font-family="Symbol" fo:font-size="11pt" style:font-name-asian="Times New Roman" style:font-family-asian="'Times New Roman'" style:font-family-generic-asian="roman" style:font-pitch-asian="variable" style:font-size-asian="11pt" style:font-name-complex="OpenSymbol2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fo:color="#000000" style:text-outline="false" style:text-line-through-style="none" style:text-line-through-type="none" style:font-name="Symbol1" fo:font-family="Symbol" fo:font-size="10pt" fo:text-shadow="none" style:font-size-asian="10pt" style:font-name-complex="OpenSymbol2" style:font-family-complex="OpenSymbol, 'Arial Unicode MS'" style:font-charset-complex="x-symbol" style:text-emphasize="none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fo:color="#000000" style:text-outline="false" style:text-line-through-style="none" style:text-line-through-type="none" style:font-name="Symbol1" fo:font-family="Symbol" fo:font-size="10pt" fo:text-shadow="none" style:font-size-asian="10pt" style:font-name-complex="OpenSymbol2" style:font-family-complex="OpenSymbol, 'Arial Unicode MS'" style:font-charset-complex="x-symbol" style:text-emphasize="none"/>
    </style:style>
    <style:style style:name="WW8Num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fo:color="#000000" style:text-outline="false" style:text-line-through-style="none" style:text-line-through-type="none" style:font-name="Symbol1" fo:font-family="Symbol" fo:font-size="10pt" fo:text-shadow="none" style:font-size-asian="10pt" style:font-name-complex="OpenSymbol2" style:font-family-complex="OpenSymbol, 'Arial Unicode MS'" style:font-charset-complex="x-symbol" style:text-emphasize="none"/>
    </style:style>
    <style:style style:name="WW8Num6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fo:color="#000000" style:text-outline="false" style:text-line-through-style="none" style:text-line-through-type="none" style:font-name="Symbol1" fo:font-family="Symbol" fo:font-size="10pt" fo:text-shadow="none" style:font-name-asian="Times New Roman" style:font-family-asian="'Times New Roman'" style:font-family-generic-asian="roman" style:font-pitch-asian="variable" style:font-size-asian="10pt" style:font-name-complex="OpenSymbol2" style:font-family-complex="OpenSymbol, 'Arial Unicode MS'" style:font-charset-complex="x-symbol" style:text-emphasize="none"/>
    </style:style>
    <style:style style:name="WW8Num7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fo:color="#000000" style:text-outline="false" style:text-line-through-style="none" style:text-line-through-type="none" style:font-name="Symbol1" fo:font-family="Symbol" fo:font-size="10pt" fo:text-shadow="none" style:font-size-asian="10pt" style:font-name-complex="OpenSymbol2" style:font-family-complex="OpenSymbol, 'Arial Unicode MS'" style:font-charset-complex="x-symbol" style:text-emphasize="none"/>
    </style:style>
    <style:style style:name="WW8Num8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9z0" style:family="text">
      <style:text-properties fo:color="#000000" style:text-outline="false" style:text-line-through-style="none" style:text-line-through-type="none" style:font-name="Symbol1" fo:font-family="Symbol" fo:font-size="10pt" fo:text-shadow="none" style:font-name-asian="Times New Roman" style:font-family-asian="'Times New Roman'" style:font-family-generic-asian="roman" style:font-pitch-asian="variable" style:font-size-asian="10pt" style:font-name-complex="OpenSymbol2" style:font-family-complex="OpenSymbol, 'Arial Unicode MS'" style:font-charset-complex="x-symbol" style:text-emphasize="none"/>
    </style:style>
    <style:style style:name="WW8Num9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0z0" style:family="text">
      <style:text-properties fo:color="#000000" style:text-outline="false" style:text-line-through-style="none" style:text-line-through-type="none" style:font-name="Symbol1" fo:font-family="Symbol" fo:font-size="10pt" fo:text-shadow="none" style:font-name-asian="Times New Roman" style:font-family-asian="'Times New Roman'" style:font-family-generic-asian="roman" style:font-pitch-asian="variable" style:font-size-asian="10pt" style:font-name-complex="OpenSymbol2" style:font-family-complex="OpenSymbol, 'Arial Unicode MS'" style:font-charset-complex="x-symbol" style:text-emphasize="none"/>
    </style:style>
    <style:style style:name="WW8Num10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1z0" style:family="text">
      <style:text-properties fo:color="#000000" style:text-outline="false" style:text-line-through-style="none" style:text-line-through-type="none" style:font-name="Symbol1" fo:font-family="Symbol" fo:font-size="10pt" fo:text-shadow="none" style:font-size-asian="10pt" style:font-name-complex="OpenSymbol2" style:font-family-complex="OpenSymbol, 'Arial Unicode MS'" style:font-charset-complex="x-symbol" style:text-emphasize="none"/>
    </style:style>
    <style:style style:name="WW8Num11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2z0" style:family="text">
      <style:text-properties fo:color="#000000" style:text-outline="false" style:text-line-through-style="none" style:text-line-through-type="none" style:font-name="Symbol1" fo:font-family="Symbol" fo:font-size="10pt" fo:text-shadow="none" style:font-name-asian="Times New Roman" style:font-family-asian="'Times New Roman'" style:font-family-generic-asian="roman" style:font-pitch-asian="variable" style:font-size-asian="10pt" style:font-name-complex="OpenSymbol2" style:font-family-complex="OpenSymbol, 'Arial Unicode MS'" style:font-charset-complex="x-symbol" style:text-emphasize="none"/>
    </style:style>
    <style:style style:name="WW8Num1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3z0" style:family="text">
      <style:text-properties fo:color="#000000" style:text-outline="false" style:text-line-through-style="none" style:text-line-through-type="none" style:font-name="Symbol1" fo:font-family="Symbol" fo:font-size="10pt" fo:text-shadow="none" style:font-name-asian="Times New Roman" style:font-family-asian="'Times New Roman'" style:font-family-generic-asian="roman" style:font-pitch-asian="variable" style:font-size-asian="10pt" style:font-name-complex="OpenSymbol2" style:font-family-complex="OpenSymbol, 'Arial Unicode MS'" style:font-charset-complex="x-symbol" style:text-emphasize="none"/>
    </style:style>
    <style:style style:name="WW8Num1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4z0" style:family="text">
      <style:text-properties fo:color="#000000" style:text-outline="false" style:text-line-through-style="none" style:text-line-through-type="none" style:font-name="Symbol1" fo:font-family="Symbol" fo:font-size="10pt" fo:text-shadow="none" style:font-name-asian="Times New Roman" style:font-family-asian="'Times New Roman'" style:font-family-generic-asian="roman" style:font-pitch-asian="variable" style:font-size-asian="10pt" style:font-name-complex="OpenSymbol2" style:font-family-complex="OpenSymbol, 'Arial Unicode MS'" style:font-charset-complex="x-symbol" style:text-emphasize="none"/>
    </style:style>
    <style:style style:name="WW8Num1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5z0" style:family="text">
      <style:text-properties fo:color="#000000" style:text-outline="false" style:text-line-through-style="none" style:text-line-through-type="none" style:font-name="Symbol1" fo:font-family="Symbol" fo:font-size="10pt" fo:text-shadow="none" style:font-name-asian="Times New Roman" style:font-family-asian="'Times New Roman'" style:font-family-generic-asian="roman" style:font-pitch-asian="variable" style:font-size-asian="10pt" style:font-name-complex="OpenSymbol2" style:font-family-complex="OpenSymbol, 'Arial Unicode MS'" style:font-charset-complex="x-symbol" style:text-emphasize="none"/>
    </style:style>
    <style:style style:name="WW8Num1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6z0" style:family="text">
      <style:text-properties fo:color="#000000" style:text-outline="false" style:text-line-through-style="none" style:text-line-through-type="none" style:font-name="Symbol1" fo:font-family="Symbol" fo:font-size="10pt" fo:text-shadow="none" style:font-name-asian="Times New Roman" style:font-family-asian="'Times New Roman'" style:font-family-generic-asian="roman" style:font-pitch-asian="variable" style:font-size-asian="10pt" style:font-name-complex="OpenSymbol2" style:font-family-complex="OpenSymbol, 'Arial Unicode MS'" style:font-charset-complex="x-symbol" style:text-emphasize="none"/>
    </style:style>
    <style:style style:name="WW8Num16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7z0" style:family="text">
      <style:text-properties fo:color="#000000" style:text-outline="false" style:text-line-through-style="none" style:text-line-through-type="none" style:font-name="Symbol1" fo:font-family="Symbol" fo:font-size="11pt" fo:text-shadow="none" style:font-size-asian="11pt" style:font-name-complex="OpenSymbol2" style:font-family-complex="OpenSymbol, 'Arial Unicode MS'" style:font-charset-complex="x-symbol" style:text-emphasize="none"/>
    </style:style>
    <style:style style:name="WW8Num17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8z0" style:family="text">
      <style:text-properties fo:color="#000000" style:text-outline="false" style:text-line-through-style="none" style:text-line-through-type="none" style:font-name="Symbol1" fo:font-family="Symbol" fo:font-size="10pt" fo:text-shadow="none" style:font-size-asian="10pt" style:font-name-complex="OpenSymbol2" style:font-family-complex="OpenSymbol, 'Arial Unicode MS'" style:font-charset-complex="x-symbol" style:text-emphasize="none"/>
    </style:style>
    <style:style style:name="WW8Num18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9z0" style:family="text">
      <style:text-properties fo:color="#000000" style:text-outline="false" style:text-line-through-style="none" style:text-line-through-type="none" style:font-name="Symbol1" fo:font-family="Symbol" fo:font-size="10pt" fo:text-shadow="none" style:font-size-asian="10pt" style:font-name-complex="OpenSymbol2" style:font-family-complex="OpenSymbol, 'Arial Unicode MS'" style:font-charset-complex="x-symbol" style:text-emphasize="none"/>
    </style:style>
    <style:style style:name="WW8Num19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20z0" style:family="text">
      <style:text-properties fo:color="#000000" style:text-outline="false" style:text-line-through-style="none" style:text-line-through-type="none" style:font-name="Symbol1" fo:font-family="Symbol" fo:font-size="10pt" fo:text-shadow="none" style:font-size-asian="10pt" style:font-name-complex="OpenSymbol2" style:font-family-complex="OpenSymbol, 'Arial Unicode MS'" style:font-charset-complex="x-symbol" style:text-emphasize="none"/>
    </style:style>
    <style:style style:name="WW8Num20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21z0" style:family="text">
      <style:text-properties fo:color="#000000" style:text-outline="false" style:text-line-through-style="none" style:text-line-through-type="none" style:font-name="Symbol1" fo:font-family="Symbol" fo:font-size="10pt" fo:text-shadow="none" style:font-size-asian="10pt" style:font-name-complex="OpenSymbol2" style:font-family-complex="OpenSymbol, 'Arial Unicode MS'" style:font-charset-complex="x-symbol" style:text-emphasize="none"/>
    </style:style>
    <style:style style:name="WW8Num21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22z0" style:family="text">
      <style:text-properties fo:color="#000000" style:text-outline="false" style:text-line-through-style="none" style:text-line-through-type="none" style:font-name="Symbol1" fo:font-family="Symbol" fo:font-size="11pt" fo:text-shadow="none" style:font-size-asian="11pt" style:font-name-complex="OpenSymbol2" style:font-family-complex="OpenSymbol, 'Arial Unicode MS'" style:font-charset-complex="x-symbol" style:text-emphasize="none"/>
    </style:style>
    <style:style style:name="WW8Num2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23z0" style:family="text">
      <style:text-properties fo:color="#000000" style:text-outline="false" style:text-line-through-style="none" style:text-line-through-type="none" style:font-name="Symbol1" fo:font-family="Symbol" fo:font-size="11pt" fo:text-shadow="none" style:font-size-asian="11pt" style:font-name-complex="OpenSymbol2" style:font-family-complex="OpenSymbol, 'Arial Unicode MS'" style:font-charset-complex="x-symbol" style:text-emphasize="none"/>
    </style:style>
    <style:style style:name="WW8Num23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24z0" style:family="text">
      <style:text-properties style:font-name="Symbol1" fo:font-family="Symbol" fo:font-size="11pt" style:font-name-asian="Times New Roman" style:font-family-asian="'Times New Roman'" style:font-family-generic-asian="roman" style:font-pitch-asian="variable" style:font-size-asian="11pt" style:font-name-complex="OpenSymbol2" style:font-family-complex="OpenSymbol, 'Arial Unicode MS'" style:font-charset-complex="x-symbol"/>
    </style:style>
    <style:style style:name="WW8Num2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z3" style:num-suffix="." text:bullet-char="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z6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3.3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2:36:48.075559531</meta:creation-date>
    <dc:date>2017-05-04T23:20:00.254388988</dc:date>
    <meta:editing-duration>PT32M4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5" meta:paragraph-count="145" meta:word-count="1430" meta:character-count="7934" meta:non-whitespace-character-count="6389"/>
  </office:meta>
</office:document-meta>
</file>